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def38" officeooo:paragraph-rsid="001def38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fo:font-weight="bold" officeooo:rsid="001def38" officeooo:paragraph-rsid="001def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8pt" officeooo:rsid="001ef9c6" officeooo:paragraph-rsid="001ef9c6" style:font-size-asian="7pt" style:font-size-complex="8pt"/>
    </style:style>
    <style:style style:name="P4" style:family="paragraph" style:parent-style-name="Standard">
      <style:text-properties style:font-name="Verdana" fo:font-size="8pt" officeooo:rsid="001ffde6" officeooo:paragraph-rsid="001ffde6" style:font-size-asian="7pt" style:font-size-complex="8pt"/>
    </style:style>
    <style:style style:name="P5" style:family="paragraph" style:parent-style-name="Standard">
      <style:text-properties style:font-name="Verdana" fo:font-size="8pt" officeooo:rsid="0020d45c" officeooo:paragraph-rsid="0020d45c" style:font-size-asian="7pt" style:font-size-complex="8pt"/>
    </style:style>
    <style:style style:name="P6" style:family="paragraph" style:parent-style-name="Standard">
      <style:text-properties style:font-name="Verdana" fo:font-size="8pt" fo:font-weight="bold" officeooo:rsid="001ef9c6" officeooo:paragraph-rsid="001ef9c6" style:font-size-asian="7pt" style:font-weight-asian="bold" style:font-size-complex="8pt" style:font-weight-complex="bold"/>
    </style:style>
    <style:style style:name="P7" style:family="paragraph" style:parent-style-name="Standard">
      <style:text-properties style:font-name="Verdana" fo:font-size="8pt" fo:font-weight="normal" officeooo:rsid="002157bf" officeooo:paragraph-rsid="002157bf" style:font-size-asian="7pt" style:font-weight-asian="normal" style:font-size-complex="8pt" style:font-weight-complex="normal"/>
    </style:style>
    <style:style style:name="P8" style:family="paragraph" style:parent-style-name="Standard">
      <style:text-properties style:font-name="Verdana" fo:font-size="8pt" fo:font-weight="bold" officeooo:rsid="0020d45c" officeooo:paragraph-rsid="0020d45c" style:font-size-asian="7pt" style:font-weight-asian="bold" style:font-size-complex="8pt" style:font-weight-complex="bold"/>
    </style:style>
    <style:style style:name="P9" style:family="paragraph" style:parent-style-name="Standard">
      <style:text-properties style:font-name="Verdana" fo:font-size="8pt" fo:font-weight="bold" officeooo:rsid="002157bf" officeooo:paragraph-rsid="002157bf" style:font-size-asian="7pt" style:font-weight-asian="bold" style:font-size-complex="8pt" style:font-weight-complex="bold"/>
    </style:style>
    <style:style style:name="P10" style:family="paragraph" style:parent-style-name="Standard">
      <style:text-properties style:font-name="Verdana" fo:font-size="8pt" fo:font-weight="bold" officeooo:rsid="0022be1e" officeooo:paragraph-rsid="0022be1e" style:font-size-asian="7pt" style:font-weight-asian="bold" style:font-size-complex="8pt" style:font-weight-complex="bold"/>
    </style:style>
    <style:style style:name="P11" style:family="paragraph" style:parent-style-name="Standard">
      <style:text-properties style:font-name="Verdana" fo:font-size="8pt" fo:font-weight="normal" officeooo:rsid="0022be1e" officeooo:paragraph-rsid="0022be1e" style:font-size-asian="7pt" style:font-weight-asian="normal" style:font-size-complex="8pt" style:font-weight-complex="normal"/>
    </style:style>
    <style:style style:name="P12" style:family="paragraph" style:parent-style-name="Standard">
      <style:text-properties style:font-name="Courier 10 Pitch" fo:font-size="8pt" fo:font-weight="normal" officeooo:rsid="0022be1e" officeooo:paragraph-rsid="0022be1e" style:font-size-asian="7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 C++</text:p>
      <text:p text:style-name="P1"/>
      <text:p text:style-name="P1"/>
      <text:p text:style-name="P3">libraries:</text:p>
      <text:p text:style-name="P6"/>
      <text:p text:style-name="P6">#include &lt;iostream&gt;</text:p>
      <text:p text:style-name="P6">#include &lt;cstdio&gt;</text:p>
      <text:p text:style-name="P3"/>
      <text:p text:style-name="P3"/>
      <text:p text:style-name="P4">Input &gt;&gt;</text:p>
      <text:p text:style-name="P3"/>
      <text:p text:style-name="P3">cin &gt;&gt; a &gt;&gt; b &gt;&gt; c;</text:p>
      <text:p text:style-name="P3"/>
      <text:p text:style-name="P4">output</text:p>
      <text:p text:style-name="P4"/>
      <text:p text:style-name="P4">cout &lt;&lt; sum;</text:p>
      <text:p text:style-name="P4"/>
      <text:p text:style-name="P4"/>
      <text:p text:style-name="P5"><text:span text:style-name="T1">std:: cout</text:span> &lt;&lt;<text:span text:style-name="T1"> fixed</text:span> &lt;&lt; <text:span text:style-name="T1">setprecision(9)</text:span> &lt;&lt; d &lt;&lt; <text:span text:style-name="T1">endl;</text:span></text:p>
      <text:p text:style-name="P8"/>
      <text:p text:style-name="P7"><text:span text:style-name="T1">scanf</text:span> e <text:span text:style-name="T1">printf</text:span> são mais eficientes do que <text:span text:style-name="T1">cin</text:span> e <text:span text:style-name="T1">cout</text:span></text:p>
      <text:p text:style-name="P9"/>
      <text:p text:style-name="P9"/>
      <text:p text:style-name="P9"/>
      <text:p text:style-name="P9"/>
      <text:p text:style-name="P9">warning: deprecated conversion from string constant to ‘char*’</text:p>
      <text:p text:style-name="P10"/>
      <text:p text:style-name="P11">Este erro apareceu quando eu estava declarando um array de strings</text:p>
      <text:p text:style-name="P11"/>
      <text:p text:style-name="P12">char * number_names[9] = {"one","two","three","four","five","six","seven","eight","nine"};</text:p>
      <text:p text:style-name="P11"/>
      <text:p text:style-name="P11">Então o warning estava dizendo que era preciso que o array fosse uma constante. No caso:</text:p>
      <text:p text:style-name="P11"/>
      <text:p text:style-name="P12">const char * number_names[9] = {"one","two","three","four","five","six","seven","eight","nine"};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8:49:19.383635421</meta:creation-date>
    <meta:generator>LibreOffice/5.1.6.2$Linux_X86_64 LibreOffice_project/10m0$Build-2</meta:generator>
    <dc:date>2017-05-24T10:05:24.016057475</dc:date>
    <meta:editing-duration>PT2H26M17S</meta:editing-duration>
    <meta:editing-cycles>5</meta:editing-cycles>
    <meta:document-statistic meta:table-count="0" meta:image-count="0" meta:object-count="0" meta:page-count="1" meta:paragraph-count="15" meta:word-count="87" meta:character-count="606" meta:non-whitespace-character-count="534"/>
  </office:meta>
</office:document-meta>
</file>